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5d3410"/>
    </style:style>
    <style:style style:name="P2" style:family="paragraph" style:parent-style-name="Standard">
      <style:paragraph-properties fo:text-align="justify" style:justify-single-word="false"/>
      <style:text-properties officeooo:rsid="001cbca3" officeooo:paragraph-rsid="005d3410"/>
    </style:style>
    <style:style style:name="P3" style:family="paragraph" style:parent-style-name="Standard">
      <style:paragraph-properties fo:text-align="justify" style:justify-single-word="false"/>
      <style:text-properties officeooo:rsid="0021667a" officeooo:paragraph-rsid="005d3410"/>
    </style:style>
    <style:style style:name="P4" style:family="paragraph" style:parent-style-name="Standard">
      <style:paragraph-properties fo:text-align="justify" style:justify-single-word="false"/>
      <style:text-properties officeooo:rsid="0023ceff" officeooo:paragraph-rsid="005d3410"/>
    </style:style>
    <style:style style:name="P5" style:family="paragraph" style:parent-style-name="Standard">
      <style:paragraph-properties fo:text-align="justify" style:justify-single-word="false"/>
      <style:text-properties officeooo:rsid="00248bed" officeooo:paragraph-rsid="005d3410"/>
    </style:style>
    <style:style style:name="P6" style:family="paragraph" style:parent-style-name="Standard">
      <style:paragraph-properties fo:text-align="justify" style:justify-single-word="false"/>
      <style:text-properties officeooo:rsid="002680ae" officeooo:paragraph-rsid="005d3410"/>
    </style:style>
    <style:style style:name="P7" style:family="paragraph" style:parent-style-name="Standard">
      <style:paragraph-properties fo:text-align="justify" style:justify-single-word="false"/>
      <style:text-properties officeooo:rsid="00287425" officeooo:paragraph-rsid="005d3410"/>
    </style:style>
    <style:style style:name="P8" style:family="paragraph" style:parent-style-name="Standard">
      <style:paragraph-properties fo:text-align="justify" style:justify-single-word="false"/>
      <style:text-properties officeooo:rsid="002a4bf6" officeooo:paragraph-rsid="005d3410"/>
    </style:style>
    <style:style style:name="P9" style:family="paragraph" style:parent-style-name="Standard">
      <style:paragraph-properties fo:text-align="justify" style:justify-single-word="false"/>
      <style:text-properties officeooo:rsid="002ca3a3" officeooo:paragraph-rsid="005d3410"/>
    </style:style>
    <style:style style:name="P10" style:family="paragraph" style:parent-style-name="Standard">
      <style:paragraph-properties fo:text-align="justify" style:justify-single-word="false"/>
      <style:text-properties officeooo:rsid="002cfb65" officeooo:paragraph-rsid="005d3410"/>
    </style:style>
    <style:style style:name="P11" style:family="paragraph" style:parent-style-name="Standard">
      <style:paragraph-properties fo:text-align="justify" style:justify-single-word="false"/>
      <style:text-properties officeooo:rsid="002e4e59" officeooo:paragraph-rsid="005d3410"/>
    </style:style>
    <style:style style:name="P12" style:family="paragraph" style:parent-style-name="Standard">
      <style:paragraph-properties fo:text-align="justify" style:justify-single-word="false"/>
      <style:text-properties officeooo:rsid="00302e1d" officeooo:paragraph-rsid="005d3410"/>
    </style:style>
    <style:style style:name="P13" style:family="paragraph" style:parent-style-name="Standard">
      <style:paragraph-properties fo:text-align="justify" style:justify-single-word="false"/>
      <style:text-properties officeooo:rsid="00340654" officeooo:paragraph-rsid="005d3410"/>
    </style:style>
    <style:style style:name="P14" style:family="paragraph" style:parent-style-name="Standard">
      <style:paragraph-properties fo:text-align="justify" style:justify-single-word="false"/>
      <style:text-properties officeooo:rsid="0035c041" officeooo:paragraph-rsid="005d3410"/>
    </style:style>
    <style:style style:name="P15" style:family="paragraph" style:parent-style-name="Standard">
      <style:paragraph-properties fo:text-align="justify" style:justify-single-word="false"/>
      <style:text-properties officeooo:rsid="0037b849" officeooo:paragraph-rsid="005d3410"/>
    </style:style>
    <style:style style:name="P16" style:family="paragraph" style:parent-style-name="Standard">
      <style:paragraph-properties fo:text-align="justify" style:justify-single-word="false"/>
      <style:text-properties officeooo:rsid="00389cc1" officeooo:paragraph-rsid="005d3410"/>
    </style:style>
    <style:style style:name="P17" style:family="paragraph" style:parent-style-name="Standard">
      <style:paragraph-properties fo:text-align="justify" style:justify-single-word="false"/>
      <style:text-properties officeooo:rsid="003ce3f5" officeooo:paragraph-rsid="005d3410"/>
    </style:style>
    <style:style style:name="P18" style:family="paragraph" style:parent-style-name="Standard">
      <style:paragraph-properties fo:text-align="justify" style:justify-single-word="false"/>
      <style:text-properties officeooo:rsid="003dbf56" officeooo:paragraph-rsid="005d3410"/>
    </style:style>
    <style:style style:name="P19" style:family="paragraph" style:parent-style-name="Standard">
      <style:paragraph-properties fo:text-align="justify" style:justify-single-word="false"/>
      <style:text-properties officeooo:rsid="003e103c" officeooo:paragraph-rsid="005d3410"/>
    </style:style>
    <style:style style:name="P20" style:family="paragraph" style:parent-style-name="Standard">
      <style:paragraph-properties fo:text-align="justify" style:justify-single-word="false"/>
      <style:text-properties officeooo:rsid="00302e1d" officeooo:paragraph-rsid="005d3410" fo:background-color="#ff3399"/>
    </style:style>
    <style:style style:name="P21" style:family="paragraph" style:parent-style-name="Standard">
      <style:paragraph-properties fo:text-align="justify" style:justify-single-word="false"/>
      <style:text-properties officeooo:rsid="003c86d4" officeooo:paragraph-rsid="005d3410"/>
    </style:style>
    <style:style style:name="P22" style:family="paragraph" style:parent-style-name="Standard">
      <style:paragraph-properties fo:text-align="justify" style:justify-single-word="false"/>
      <style:text-properties officeooo:rsid="003fdde4" officeooo:paragraph-rsid="005d3410"/>
    </style:style>
    <style:style style:name="P23" style:family="paragraph" style:parent-style-name="Standard">
      <style:paragraph-properties fo:text-align="justify" style:justify-single-word="false"/>
      <style:text-properties officeooo:rsid="0040f494" officeooo:paragraph-rsid="005d3410"/>
    </style:style>
    <style:style style:name="P24" style:family="paragraph" style:parent-style-name="Standard">
      <style:paragraph-properties fo:text-align="justify" style:justify-single-word="false"/>
      <style:text-properties officeooo:rsid="00425c3f" officeooo:paragraph-rsid="005d3410"/>
    </style:style>
    <style:style style:name="P25" style:family="paragraph" style:parent-style-name="Standard">
      <style:paragraph-properties fo:text-align="justify" style:justify-single-word="false"/>
      <style:text-properties officeooo:rsid="0043afdf" officeooo:paragraph-rsid="005d3410"/>
    </style:style>
    <style:style style:name="P26" style:family="paragraph" style:parent-style-name="Standard">
      <style:paragraph-properties fo:text-align="justify" style:justify-single-word="false"/>
      <style:text-properties officeooo:rsid="0044795e" officeooo:paragraph-rsid="005d3410"/>
    </style:style>
    <style:style style:name="P27" style:family="paragraph" style:parent-style-name="Standard">
      <style:paragraph-properties fo:text-align="justify" style:justify-single-word="false"/>
      <style:text-properties officeooo:rsid="0045c208" officeooo:paragraph-rsid="005d3410"/>
    </style:style>
    <style:style style:name="P28" style:family="paragraph" style:parent-style-name="Standard">
      <style:paragraph-properties fo:text-align="justify" style:justify-single-word="false"/>
      <style:text-properties officeooo:rsid="00482799" officeooo:paragraph-rsid="005d3410" fo:background-color="#ff00cc"/>
    </style:style>
    <style:style style:name="P29" style:family="paragraph" style:parent-style-name="Standard">
      <style:paragraph-properties fo:text-align="justify" style:justify-single-word="false"/>
      <style:text-properties officeooo:rsid="004e545d" officeooo:paragraph-rsid="005d3410" fo:background-color="#ff00cc"/>
    </style:style>
    <style:style style:name="P30" style:family="paragraph" style:parent-style-name="Standard">
      <style:paragraph-properties fo:text-align="justify" style:justify-single-word="false"/>
      <style:text-properties officeooo:rsid="00528ead" officeooo:paragraph-rsid="005d3410" fo:background-color="#ff00cc"/>
    </style:style>
    <style:style style:name="P31" style:family="paragraph" style:parent-style-name="Standard">
      <style:paragraph-properties fo:text-align="justify" style:justify-single-word="false"/>
      <style:text-properties officeooo:rsid="007ec86c" officeooo:paragraph-rsid="005d3410" fo:background-color="#ff00cc"/>
    </style:style>
    <style:style style:name="P32" style:family="paragraph" style:parent-style-name="Standard">
      <style:paragraph-properties fo:text-align="justify" style:justify-single-word="false"/>
      <style:text-properties officeooo:rsid="004b8cff" officeooo:paragraph-rsid="005d3410"/>
    </style:style>
    <style:style style:name="P33" style:family="paragraph" style:parent-style-name="Standard">
      <style:paragraph-properties fo:text-align="justify" style:justify-single-word="false"/>
      <style:text-properties officeooo:rsid="004be111" officeooo:paragraph-rsid="005d3410"/>
    </style:style>
    <style:style style:name="P34" style:family="paragraph" style:parent-style-name="Standard">
      <style:paragraph-properties fo:text-align="justify" style:justify-single-word="false"/>
      <style:text-properties officeooo:rsid="004f614c" officeooo:paragraph-rsid="005d3410"/>
    </style:style>
    <style:style style:name="P35" style:family="paragraph" style:parent-style-name="Standard">
      <style:paragraph-properties fo:text-align="justify" style:justify-single-word="false"/>
      <style:text-properties officeooo:rsid="00511ec2" officeooo:paragraph-rsid="005d3410"/>
    </style:style>
    <style:style style:name="P36" style:family="paragraph" style:parent-style-name="Standard">
      <style:paragraph-properties fo:text-align="justify" style:justify-single-word="false"/>
      <style:text-properties officeooo:rsid="005463b0" officeooo:paragraph-rsid="005d3410"/>
    </style:style>
    <style:style style:name="P37" style:family="paragraph" style:parent-style-name="Standard">
      <style:paragraph-properties fo:text-align="justify" style:justify-single-word="false"/>
      <style:text-properties officeooo:rsid="00547f57" officeooo:paragraph-rsid="005d3410"/>
    </style:style>
    <style:style style:name="P38" style:family="paragraph" style:parent-style-name="Standard">
      <style:paragraph-properties fo:text-align="justify" style:justify-single-word="false"/>
      <style:text-properties officeooo:rsid="005490b3" officeooo:paragraph-rsid="005d3410"/>
    </style:style>
    <style:style style:name="P39" style:family="paragraph" style:parent-style-name="Standard">
      <style:paragraph-properties fo:text-align="justify" style:justify-single-word="false"/>
      <style:text-properties officeooo:rsid="0054fedf" officeooo:paragraph-rsid="005d3410"/>
    </style:style>
    <style:style style:name="P40" style:family="paragraph" style:parent-style-name="Standard">
      <style:paragraph-properties fo:text-align="justify" style:justify-single-word="false"/>
      <style:text-properties officeooo:rsid="005a31cd" officeooo:paragraph-rsid="005d3410"/>
    </style:style>
    <style:style style:name="P41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42" style:family="paragraph" style:parent-style-name="Standard">
      <style:paragraph-properties fo:text-align="justify" style:justify-single-word="false"/>
      <style:text-properties fo:color="#000000" officeooo:rsid="005b2f13" officeooo:paragraph-rsid="005d3410"/>
    </style:style>
    <style:style style:name="P43" style:family="paragraph" style:parent-style-name="Standard">
      <style:paragraph-properties fo:text-align="justify" style:justify-single-word="false"/>
      <style:text-properties fo:color="#000000" officeooo:rsid="005c6ec3" officeooo:paragraph-rsid="005d3410"/>
    </style:style>
    <style:style style:name="P44" style:family="paragraph" style:parent-style-name="Standard">
      <style:paragraph-properties fo:text-align="justify" style:justify-single-word="false"/>
      <style:text-properties fo:color="#000000" officeooo:rsid="006e0500" officeooo:paragraph-rsid="005d3410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7b1e1f" officeooo:paragraph-rsid="005d3410" fo:background-color="#ff0066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fo:font-weight="bold" officeooo:rsid="005c6ec3" officeooo:paragraph-rsid="005d3410" fo:background-color="#ff0066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6be29f" officeooo:paragraph-rsid="005d3410" fo:background-color="#ff0066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fo:font-weight="bold" officeooo:rsid="006e0500" officeooo:paragraph-rsid="005d3410" fo:background-color="#ff0066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fo:font-weight="bold" officeooo:rsid="0016324f" officeooo:paragraph-rsid="005d3410" fo:background-color="#ff0066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fo:font-weight="bold" officeooo:rsid="007825b0" officeooo:paragraph-rsid="005d3410" fo:background-color="#ff0066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fo:font-weight="bold" officeooo:rsid="007d117e" officeooo:paragraph-rsid="005d3410" fo:background-color="#ff0066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fo:font-weight="bold" officeooo:rsid="00803683" officeooo:paragraph-rsid="005d3410" fo:background-color="#ff00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fo:font-weight="bold" officeooo:rsid="0082846a" officeooo:paragraph-rsid="005d3410" fo:background-color="#ff0066" style:font-weight-asian="bold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fo:font-weight="bold" officeooo:rsid="00609fe4" officeooo:paragraph-rsid="00609fe4" fo:background-color="#ff0066" style:font-weight-asian="bold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officeooo:rsid="0017095d" officeooo:paragraph-rsid="005d3410"/>
    </style:style>
    <style:style style:name="P56" style:family="paragraph" style:parent-style-name="Standard">
      <style:paragraph-properties fo:text-align="justify" style:justify-single-word="false"/>
      <style:text-properties fo:color="#000000" officeooo:rsid="0067a75e" officeooo:paragraph-rsid="005d3410"/>
    </style:style>
    <style:style style:name="P57" style:family="paragraph" style:parent-style-name="Standard">
      <style:paragraph-properties fo:text-align="justify" style:justify-single-word="false"/>
      <style:text-properties fo:color="#000000" officeooo:rsid="00663b04" officeooo:paragraph-rsid="005d3410"/>
    </style:style>
    <style:style style:name="P58" style:family="paragraph" style:parent-style-name="Standard">
      <style:paragraph-properties fo:text-align="justify" style:justify-single-word="false"/>
      <style:text-properties fo:color="#000000" officeooo:rsid="006be29f" officeooo:paragraph-rsid="005d3410"/>
    </style:style>
    <style:style style:name="P59" style:family="paragraph" style:parent-style-name="Standard">
      <style:paragraph-properties fo:text-align="justify" style:justify-single-word="false"/>
      <style:text-properties fo:color="#000000" officeooo:rsid="0072ee87" officeooo:paragraph-rsid="005d3410"/>
    </style:style>
    <style:style style:name="P60" style:family="paragraph" style:parent-style-name="Standard">
      <style:paragraph-properties fo:text-align="justify" style:justify-single-word="false"/>
      <style:text-properties fo:color="#000000" officeooo:rsid="00747cae" officeooo:paragraph-rsid="005d3410"/>
    </style:style>
    <style:style style:name="P61" style:family="paragraph" style:parent-style-name="Standard">
      <style:paragraph-properties fo:text-align="justify" style:justify-single-word="false"/>
      <style:text-properties fo:color="#000000" officeooo:rsid="0076ca88" officeooo:paragraph-rsid="005d3410"/>
    </style:style>
    <style:style style:name="P62" style:family="paragraph" style:parent-style-name="Standard">
      <style:paragraph-properties fo:text-align="justify" style:justify-single-word="false"/>
      <style:text-properties fo:color="#000000" officeooo:rsid="0077b234" officeooo:paragraph-rsid="005d3410"/>
    </style:style>
    <style:style style:name="P63" style:family="paragraph" style:parent-style-name="Standard">
      <style:paragraph-properties fo:text-align="justify" style:justify-single-word="false"/>
      <style:text-properties fo:color="#000000" officeooo:rsid="007825b0" officeooo:paragraph-rsid="005d3410"/>
    </style:style>
    <style:style style:name="P64" style:family="paragraph" style:parent-style-name="Standard">
      <style:paragraph-properties fo:text-align="justify" style:justify-single-word="false"/>
      <style:text-properties fo:color="#000000" officeooo:rsid="0016324f" officeooo:paragraph-rsid="005d3410"/>
    </style:style>
    <style:style style:name="P65" style:family="paragraph" style:parent-style-name="Standard">
      <style:paragraph-properties fo:text-align="justify" style:justify-single-word="false"/>
      <style:text-properties fo:color="#000000" officeooo:rsid="00795a5d" officeooo:paragraph-rsid="005d3410"/>
    </style:style>
    <style:style style:name="P66" style:family="paragraph" style:parent-style-name="Standard">
      <style:paragraph-properties fo:text-align="justify" style:justify-single-word="false"/>
      <style:text-properties fo:color="#000000" officeooo:rsid="007d117e" officeooo:paragraph-rsid="005d3410"/>
    </style:style>
    <style:style style:name="P67" style:family="paragraph" style:parent-style-name="Standard">
      <style:paragraph-properties fo:text-align="justify" style:justify-single-word="false"/>
      <style:text-properties fo:color="#000000" officeooo:rsid="00803683" officeooo:paragraph-rsid="005d3410"/>
    </style:style>
    <style:style style:name="P68" style:family="paragraph" style:parent-style-name="Standard">
      <style:paragraph-properties fo:text-align="justify" style:justify-single-word="false"/>
      <style:text-properties fo:color="#000000" officeooo:rsid="0082846a" officeooo:paragraph-rsid="005d3410"/>
    </style:style>
    <style:style style:name="P69" style:family="paragraph" style:parent-style-name="Standard">
      <style:paragraph-properties fo:text-align="justify" style:justify-single-word="false"/>
      <style:text-properties fo:color="#000000" officeooo:rsid="00609fe4" officeooo:paragraph-rsid="00609fe4"/>
    </style:style>
    <style:style style:name="P70" style:family="paragraph" style:parent-style-name="Standard">
      <style:paragraph-properties fo:text-align="justify" style:justify-single-word="false"/>
      <style:text-properties fo:color="#000000" officeooo:rsid="0060b5d1" officeooo:paragraph-rsid="0060b5d1"/>
    </style:style>
    <style:style style:name="P71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72" style:family="paragraph" style:parent-style-name="Standard">
      <style:paragraph-properties fo:text-align="justify" style:justify-single-word="false"/>
      <style:text-properties fo:font-weight="bold" officeooo:rsid="001cbca3" officeooo:paragraph-rsid="005d3410" fo:background-color="#ff0066" style:font-weight-asian="bold" style:font-weight-complex="bold"/>
    </style:style>
    <style:style style:name="P73" style:family="paragraph" style:parent-style-name="Standard">
      <style:paragraph-properties fo:text-align="justify" style:justify-single-word="false"/>
      <style:text-properties fo:font-weight="bold" officeooo:rsid="00287425" officeooo:paragraph-rsid="005d3410" fo:background-color="#ff0066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fo:font-weight="bold" officeooo:rsid="002cfb65" officeooo:paragraph-rsid="005d3410" fo:background-color="#ff0066" style:font-weight-asian="bold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weight="bold" officeooo:rsid="002e4e59" officeooo:paragraph-rsid="005d3410" fo:background-color="#ff0066" style:font-weight-asian="bold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weight="bold" officeooo:rsid="002ca3a3" officeooo:paragraph-rsid="005d3410" fo:background-color="#ff0066" style:font-weight-asian="bold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weight="bold" officeooo:rsid="0039d717" officeooo:paragraph-rsid="005d3410" fo:background-color="#ff0066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fo:font-weight="bold" officeooo:rsid="003fdde4" officeooo:paragraph-rsid="005d3410" fo:background-color="#ff0066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fo:font-weight="bold" officeooo:rsid="0040f494" officeooo:paragraph-rsid="005d3410" fo:background-color="#ff0066" style:font-weight-asian="bold" style:font-weight-complex="bold"/>
    </style:style>
    <style:style style:name="P80" style:family="paragraph" style:parent-style-name="Standard">
      <style:paragraph-properties fo:text-align="justify" style:justify-single-word="false"/>
      <style:text-properties fo:font-weight="bold" officeooo:rsid="00425c3f" officeooo:paragraph-rsid="005d3410" fo:background-color="#ff0066" style:font-weight-asian="bold" style:font-weight-complex="bold"/>
    </style:style>
    <style:style style:name="P81" style:family="paragraph" style:parent-style-name="Standard">
      <style:paragraph-properties fo:text-align="justify" style:justify-single-word="false"/>
      <style:text-properties fo:font-weight="bold" officeooo:rsid="0043afdf" officeooo:paragraph-rsid="005d3410" fo:background-color="#ff0066" style:font-weight-asian="bold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weight="bold" officeooo:paragraph-rsid="005d3410" fo:background-color="#ff0066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weight="bold" officeooo:rsid="004be111" officeooo:paragraph-rsid="005d3410" fo:background-color="#ff0066" style:font-weight-asian="bold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weight="bold" officeooo:rsid="00511ec2" officeooo:paragraph-rsid="005d3410" fo:background-color="#ff0066" style:font-weight-asian="bold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weight="bold" officeooo:rsid="005b2f13" officeooo:paragraph-rsid="005d3410" fo:background-color="#ff0066" style:font-weight-asian="bold" style:font-weight-complex="bold"/>
    </style:style>
    <style:style style:name="P86" style:family="paragraph" style:parent-style-name="Standard">
      <style:text-properties fo:font-weight="bold" officeooo:rsid="0016324f" officeooo:paragraph-rsid="005d3410" fo:background-color="#ff0066" style:font-weight-asian="bold" style:font-weight-complex="bold"/>
    </style:style>
    <style:style style:name="P87" style:family="paragraph" style:parent-style-name="Standard">
      <style:paragraph-properties fo:text-align="justify" style:justify-single-word="false"/>
      <style:text-properties officeooo:rsid="007b1e1f" officeooo:paragraph-rsid="005d3410"/>
    </style:style>
    <style:style style:name="P88" style:family="paragraph" style:parent-style-name="Standard">
      <style:paragraph-properties fo:text-align="justify" style:justify-single-word="false"/>
      <style:text-properties officeooo:rsid="005490b3" officeooo:paragraph-rsid="005d3410" fo:background-color="#ff0066"/>
    </style:style>
    <style:style style:name="P89" style:family="paragraph" style:parent-style-name="Standard">
      <style:paragraph-properties fo:text-align="justify" style:justify-single-word="false"/>
      <style:text-properties officeooo:rsid="0054fedf" officeooo:paragraph-rsid="005d3410" fo:background-color="#ff0066"/>
    </style:style>
    <style:style style:name="P90" style:family="paragraph" style:parent-style-name="Standard">
      <style:text-properties officeooo:rsid="0016324f" officeooo:paragraph-rsid="005d3410"/>
    </style:style>
    <style:style style:name="P91" style:family="paragraph" style:parent-style-name="Standard">
      <style:text-properties officeooo:rsid="0075ad16" officeooo:paragraph-rsid="005d3410"/>
    </style:style>
    <style:style style:name="P92" style:family="paragraph" style:parent-style-name="Standard">
      <style:text-properties officeooo:rsid="0017095d" officeooo:paragraph-rsid="005d3410"/>
    </style:style>
    <style:style style:name="P93" style:family="paragraph" style:parent-style-name="Standard">
      <style:text-properties fo:color="#ff3333" officeooo:rsid="0017095d" officeooo:paragraph-rsid="005d3410"/>
    </style:style>
    <style:style style:name="P94" style:family="paragraph" style:parent-style-name="Standard">
      <style:paragraph-properties fo:text-align="justify" style:justify-single-word="false"/>
      <style:text-properties fo:color="#008000" officeooo:rsid="006e0500" officeooo:paragraph-rsid="005d3410"/>
    </style:style>
    <style:style style:name="P95" style:family="paragraph" style:parent-style-name="Standard">
      <style:paragraph-properties fo:text-align="justify" style:justify-single-word="false"/>
      <style:text-properties officeooo:rsid="005dd82d" officeooo:paragraph-rsid="005dd82d"/>
    </style:style>
    <style:style style:name="P96" style:family="paragraph" style:parent-style-name="Standard">
      <style:paragraph-properties fo:text-align="justify" style:justify-single-word="false"/>
      <style:text-properties officeooo:rsid="005fc6e1" officeooo:paragraph-rsid="005fc6e1"/>
    </style:style>
    <style:style style:name="P97" style:family="paragraph" style:parent-style-name="Preformatted_20_Text">
      <style:paragraph-properties fo:text-align="justify" style:justify-single-word="false"/>
      <style:text-properties fo:language="es" fo:country="ES" officeooo:rsid="0021667a" officeooo:paragraph-rsid="005d3410"/>
    </style:style>
    <style:style style:name="P98" style:family="paragraph" style:parent-style-name="Preformatted_20_Text">
      <style:paragraph-properties fo:text-align="justify" style:justify-single-word="false"/>
      <style:text-properties fo:color="#000000" officeooo:rsid="006e0500" officeooo:paragraph-rsid="005d3410"/>
    </style:style>
    <style:style style:name="P99" style:family="paragraph" style:parent-style-name="Preformatted_20_Text">
      <style:paragraph-properties fo:text-align="justify" style:justify-single-word="false"/>
      <style:text-properties fo:color="#000000" fo:font-weight="bold" officeooo:rsid="00714ad0" officeooo:paragraph-rsid="005d3410" fo:background-color="#ff0066" style:font-weight-asian="bold" style:font-weight-complex="bold"/>
    </style:style>
    <style:style style:name="P100" style:family="paragraph" style:parent-style-name="Preformatted_20_Text">
      <style:paragraph-properties fo:text-align="justify" style:justify-single-word="false"/>
      <style:text-properties fo:color="#000000" officeooo:rsid="00714ad0" officeooo:paragraph-rsid="005d3410"/>
    </style:style>
    <style:style style:name="P10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officeooo:paragraph-rsid="005d3410"/>
    </style:style>
    <style:style style:name="P10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es" fo:country="ES" fo:font-weight="bold" officeooo:paragraph-rsid="005d3410" fo:background-color="#ff0066" style:font-weight-asian="bold" style:font-weight-complex="bold"/>
    </style:style>
    <style:style style:name="P103" style:family="paragraph" style:parent-style-name="Preformatted_20_Text">
      <style:paragraph-properties fo:text-align="start" style:justify-single-word="false" style:writing-mode="lr-tb"/>
      <style:text-properties fo:language="es" fo:country="ES" officeooo:paragraph-rsid="005d3410"/>
    </style:style>
    <style:style style:name="P104" style:family="paragraph" style:parent-style-name="Preformatted_20_Text">
      <style:paragraph-properties fo:text-align="start" style:justify-single-word="false" style:writing-mode="lr-tb"/>
      <style:text-properties officeooo:paragraph-rsid="005d3410"/>
    </style:style>
    <style:style style:name="P105" style:family="paragraph" style:parent-style-name="Heading_20_1">
      <style:paragraph-properties fo:text-align="justify" style:justify-single-word="false"/>
      <style:text-properties fo:font-variant="normal" fo:text-transform="none" fo:color="#444444" style:font-name="Titillium" fo:letter-spacing="-0.026cm" fo:font-style="normal" fo:font-weight="normal" officeooo:rsid="0054fedf" officeooo:paragraph-rsid="005d3410"/>
    </style:style>
    <style:style style:name="P106" style:family="paragraph" style:parent-style-name="Standard">
      <style:paragraph-properties fo:text-align="justify" style:justify-single-word="false"/>
      <style:text-properties officeooo:rsid="005b2f13" officeooo:paragraph-rsid="005d3410"/>
    </style:style>
    <style:style style:name="P107" style:family="paragraph" style:parent-style-name="Standard">
      <style:paragraph-properties fo:text-align="justify" style:justify-single-word="false"/>
      <style:text-properties officeooo:rsid="0062f7a5" officeooo:paragraph-rsid="0062f7a5"/>
    </style:style>
    <style:style style:name="P108" style:family="paragraph" style:parent-style-name="Standard">
      <style:paragraph-properties fo:text-align="justify" style:justify-single-word="false"/>
      <style:text-properties fo:color="#000000" officeooo:rsid="006203d9" officeooo:paragraph-rsid="006203d9"/>
    </style:style>
    <style:style style:name="P109" style:family="paragraph" style:parent-style-name="Standard">
      <style:paragraph-properties fo:text-align="justify" style:justify-single-word="false"/>
      <style:text-properties fo:color="#000000" officeooo:rsid="0064df83" officeooo:paragraph-rsid="0064df83"/>
    </style:style>
    <style:style style:name="T1" style:family="text">
      <style:text-properties officeooo:rsid="001cf106"/>
    </style:style>
    <style:style style:name="T2" style:family="text">
      <style:text-properties officeooo:rsid="001fba54"/>
    </style:style>
    <style:style style:name="T3" style:family="text">
      <style:text-properties officeooo:rsid="002cfb65"/>
    </style:style>
    <style:style style:name="T4" style:family="text">
      <style:text-properties officeooo:rsid="00320c60"/>
    </style:style>
    <style:style style:name="T5" style:family="text">
      <style:text-properties officeooo:rsid="0044795e"/>
    </style:style>
    <style:style style:name="T6" style:family="text">
      <style:text-properties officeooo:rsid="004827d0"/>
    </style:style>
    <style:style style:name="T7" style:family="text">
      <style:text-properties officeooo:rsid="004b8cff"/>
    </style:style>
    <style:style style:name="T8" style:family="text">
      <style:text-properties officeooo:rsid="004e545d"/>
    </style:style>
    <style:style style:name="T9" style:family="text">
      <style:text-properties officeooo:rsid="0058d008"/>
    </style:style>
    <style:style style:name="T10" style:family="text">
      <style:text-properties fo:color="#ff3333"/>
    </style:style>
    <style:style style:name="T11" style:family="text">
      <style:text-properties officeooo:rsid="006d9074"/>
    </style:style>
    <style:style style:name="T12" style:family="text">
      <style:text-properties officeooo:rsid="0017095d"/>
    </style:style>
    <style:style style:name="T13" style:family="text">
      <style:text-properties fo:font-weight="bold"/>
    </style:style>
    <style:style style:name="T14" style:family="text">
      <style:text-properties fo:font-weight="bold" fo:background-color="#ff0066" loext:char-shading-value="0" style:font-weight-asian="bold" style:font-weight-complex="bold"/>
    </style:style>
    <style:style style:name="T15" style:family="text">
      <style:text-properties fo:font-weight="bold" officeooo:rsid="0068eea8" fo:background-color="#ff0066" loext:char-shading-value="0" style:font-weight-asian="bold" style:font-weight-complex="bold"/>
    </style:style>
    <style:style style:name="T16" style:family="text">
      <style:text-properties fo:font-weight="bold" officeooo:rsid="00763610" fo:background-color="#ff0066" loext:char-shading-value="0" style:font-weight-asian="bold" style:font-weight-complex="bold"/>
    </style:style>
    <style:style style:name="T17" style:family="text">
      <style:text-properties fo:font-weight="bold" officeooo:rsid="00747cae" fo:background-color="#ff0066" loext:char-shading-value="0" style:font-weight-asian="bold" style:font-weight-complex="bold"/>
    </style:style>
    <style:style style:name="T18" style:family="text">
      <style:text-properties officeooo:rsid="0068b891"/>
    </style:style>
    <style:style style:name="T19" style:family="text">
      <style:text-properties officeooo:rsid="0068eea8"/>
    </style:style>
    <style:style style:name="T20" style:family="text">
      <style:text-properties officeooo:rsid="006bb0a7"/>
    </style:style>
    <style:style style:name="T21" style:family="text">
      <style:text-properties officeooo:rsid="0067a75e"/>
    </style:style>
    <style:style style:name="T22" style:family="text">
      <style:text-properties officeooo:rsid="0067b800"/>
    </style:style>
    <style:style style:name="T23" style:family="text">
      <style:text-properties fo:color="#000000"/>
    </style:style>
    <style:style style:name="T24" style:family="text">
      <style:text-properties officeooo:rsid="007825b0"/>
    </style:style>
    <style:style style:name="T25" style:family="text">
      <style:text-properties officeooo:rsid="00795a5d"/>
    </style:style>
    <style:style style:name="T26" style:family="text">
      <style:text-properties officeooo:rsid="00809f87"/>
    </style:style>
    <style:style style:name="T27" style:family="text">
      <style:text-properties officeooo:rsid="006203d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PARA INSTALAR VITUALBOX</text:p>
      <text:p text:style-name="P2"><text:a xlink:type="simple" xlink:href="https://diariodeunalinuxera.com/2015/11/09/instalar-y-configurar-virtualbox-en-debian-8-jessie/" text:style-name="Internet_20_link" text:visited-style-name="Visited_20_Internet_20_Link">https://diariodeunalinuxera.com/2015/11/09/instalar-y-configurar-virtualbox-en-debian-8-jessie/</text:a></text:p>
      <text:p text:style-name="P2"/>
      <text:p text:style-name="P1"><text:span text:style-name="T1">luego ir a la pagina de virtualbox y descargar </text:span><text:span text:style-name="Strong_20_Emphasis">VirtualBox 5.1.14 Oracle VM VirtualBox Extension Pack</text:span></text:p>
      <text:p text:style-name="P1"/>
      <text:p text:style-name="P1"/>
      <text:p text:style-name="P1"><text:span text:style-name="Strong_20_Emphasis"><text:span text:style-name="T2">https://hipertextual.com/archivo/2014/04/comandos-basicos-terminal/</text:span></text:span></text:p>
      <text:p text:style-name="P2"/>
      <text:p text:style-name="P2"/>
      <text:p text:style-name="P4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4"/>
      <text:p text:style-name="P5">https://www.linode.com/docs/databases/mysql/how-to-install-mysql-on-centos-6</text:p>
      <text:p text:style-name="P3"/>
      <text:p text:style-name="P3"/>
      <text:p text:style-name="P3"/>
      <text:p text:style-name="P45">Instalar apache en centos 7</text:p>
      <text:p text:style-name="P87"/>
      <text:p text:style-name="P87">yum install httpd</text:p>
      <text:p text:style-name="P87">systemctl start httpd.service (para subir los servicios de apache)</text:p>
      <text:p text:style-name="P87"/>
      <text:p text:style-name="P87">hacer la prueba en el navegador</text:p>
      <text:p text:style-name="P3"/>
      <text:p text:style-name="P3"/>
      <text:section text:style-name="Sect1" text:name="tw-target">
        <text:section text:style-name="Sect1" text:name="tw-target-text-container">
          <text:p text:style-name="P102"><text:bookmark text:name="tw-target-text"/>Desactivar o inhabilitar la aplicación de Windows Store</text:p>
        </text:section>
      </text:section>
      <text:p text:style-name="P97"><text:bookmark text:name="tw-target-text1"/>Uso del Editor de directivas de grupo</text:p>
      <text:p text:style-name="P104"/>
      <text:p text:style-name="P103">Para deshabilitar el acceso o apagar la tienda de Windows, escriba gpedit.msc en el cuadro Ejecutar y pulse Intro para abrir el Editor de directiva de grupo local. Vaya a la siguiente configuración:</text:p>
      <text:p text:style-name="P104"/>
      <text:p text:style-name="P101">Configuración de la computadora&gt; Plantillas administrativas&gt; Componentes de Windows&gt; Almacenar</text:p>
      <text:p text:style-name="P20">OPEN STACK </text:p>
      <text:p text:style-name="P12">172.16.17.1 <text:s text:c="4"/><text:span text:style-name="T4">HC</text:span></text:p>
      <text:p text:style-name="P12"><text:a xlink:type="simple" xlink:href="http://172.16.1.189/" text:style-name="Internet_20_link" text:visited-style-name="Visited_20_Internet_20_Link"><text:span text:style-name="T4">172.16.1.189</text:span></text:a><text:span text:style-name="T4"> <text:s text:c="3"/>AT</text:span></text:p>
      <text:p text:style-name="P12"/>
      <text:p text:style-name="P28">IP WSUS 172.16.10.<text:span text:style-name="T6">3</text:span>8 <text:span text:style-name="T8">y para respaldo de carpetas compartidad</text:span></text:p>
      <text:p text:style-name="P28"/>
      <text:p text:style-name="P29">//172.16.<text:span text:style-name="T9">1</text:span>0.38/infraestrtuctura</text:p>
      <text:p text:style-name="P29"/>
      <text:p text:style-name="P30"><text:a xlink:type="simple" xlink:href="http://172.16.31.167/" text:style-name="Internet_20_link" text:visited-style-name="Visited_20_Internet_20_Link">http://172.16.31.167</text:a> GYSMOBOX</text:p>
      <text:p text:style-name="P30"/>
      <text:p text:style-name="P31">172.29.0.1 <text:s/>Openstack Ocata HC</text:p>
      <text:p text:style-name="P6"/>
      <text:p text:style-name="P6">logrotate</text:p>
      <text:p text:style-name="P6"><text:a xlink:type="simple" xlink:href="http://helloit.es/2012/08/rotar-archivos-de-log-con-logrotate/" text:style-name="Internet_20_link" text:visited-style-name="Visited_20_Internet_20_Link">http://helloit.es/2012/08/rotar-archivos-de-log-con-logrotate/</text:a></text:p>
      <text:p text:style-name="P6"/>
      <text:p text:style-name="P73"><text:soft-page-break/>LAMP <text:span text:style-name="T3">PARA DEBIAN 7</text:span></text:p>
      <text:p text:style-name="P7"><text:a xlink:type="simple" xlink:href="http://www.comoinstalarlinux.com/como-instalar-un-servidor-lamp-en-debian-7/" text:style-name="Internet_20_link" text:visited-style-name="Visited_20_Internet_20_Link">http://www.comoinstalarlinux.com/como-instalar-un-servidor-lamp-en-debian-7/</text:a></text:p>
      <text:p text:style-name="P7"/>
      <text:p text:style-name="P74">LAMP PARA CENTOS 6</text:p>
      <text:p text:style-name="P10"><text:a xlink:type="simple" xlink:href="http://blog.xpress.com.mx/2015/09/como-instalar-linux-apache-mysql-php-lamp-en-centos-6/" text:style-name="Internet_20_link" text:visited-style-name="Visited_20_Internet_20_Link">http://blog.xpress.com.mx/2015/09/como-instalar-linux-apache-mysql-php-lamp-en-centos-6/</text:a></text:p>
      <text:p text:style-name="P10"/>
      <text:p text:style-name="P75">LAMP PARA CENTOS7</text:p>
      <text:p text:style-name="P11">http://blog.xpress.com.mx/2015/09/como-instalar-linux-apache-mysql-php-lamp-en-centos-7/</text:p>
      <text:p text:style-name="P7"/>
      <text:p text:style-name="P7"/>
      <text:p text:style-name="P8">Arreglo de discos</text:p>
      <text:p text:style-name="P8"><text:a xlink:type="simple" xlink:href="https://sg.com.mx/revista/06/arreglos-discos-que-son-y-donde-utilizarlos#.WLmMUrPissU" text:style-name="Internet_20_link" text:visited-style-name="Visited_20_Internet_20_Link">https://sg.com.mx/revista/06/arreglos-discos-que-son-y-donde-utilizarlos#.WLmMUrPissU</text:a></text:p>
      <text:p text:style-name="P8"/>
      <text:p text:style-name="P76">Como crear alias</text:p>
      <text:p text:style-name="P9"><text:a xlink:type="simple" xlink:href="https://www.youtube.com/watch?v=j6D_eRA7NsI" text:style-name="Internet_20_link" text:visited-style-name="Visited_20_Internet_20_Link">https://www.youtube.com/watch?v=j6D_eRA7NsI</text:a></text:p>
      <text:p text:style-name="P9"/>
      <text:p text:style-name="P13">bash</text:p>
      <text:p text:style-name="P13"><text:a xlink:type="simple" xlink:href="http://blog.desdelinux.net/programando-en-bash-parte-1/" text:style-name="Internet_20_link" text:visited-style-name="Visited_20_Internet_20_Link">http://blog.desdelinux.net/programando-en-bash-parte-1/</text:a></text:p>
      <text:p text:style-name="P13"/>
      <text:p text:style-name="P95">https://es.wikibooks.org/wiki/El_Manual_de_BASH_Scripting_B%C3%A1sico_para_Principiantes/Hola_Mundo_en_BASH</text:p>
      <text:p text:style-name="P13"/>
      <text:p text:style-name="P96"><text:a xlink:type="simple" xlink:href="http://www.escomposlinux.org/fserrano/index_163.html" text:style-name="Internet_20_link" text:visited-style-name="Visited_20_Internet_20_Link">http://www.escomposlinux.org/fserrano/index_163.html</text:a></text:p>
      <text:p text:style-name="P96"/>
      <text:p text:style-name="P14">instalar pgadmin</text:p>
      <text:p text:style-name="P14"><text:a xlink:type="simple" xlink:href="http://www.profesionalesdevenezuela.org.ve/Servicios/nuestro-foro/viewtopic.php?t=42" text:style-name="Internet_20_link" text:visited-style-name="Visited_20_Internet_20_Link">http://www.profesionalesdevenezuela.org.ve/Servicios/nuestro-foro/viewtopic.php?t=42</text:a></text:p>
      <text:p text:style-name="P14"/>
      <text:p text:style-name="P14"/>
      <text:p text:style-name="P15"><text:a xlink:type="simple" xlink:href="http://www.ite.educacion.es/formacion/materiales/85/cd/linux/m1/administracin_de_usuarios_y_grupos.html" text:style-name="Internet_20_link" text:visited-style-name="Visited_20_Internet_20_Link">http://www.ite.educacion.es/formacion/materiales/85/cd/linux/m1/administracin_de_usuarios_y_grupos.html</text:a></text:p>
      <text:p text:style-name="P15"/>
      <text:p text:style-name="P16"/>
      <text:p text:style-name="P77">sed</text:p>
      <text:p text:style-name="P18">http://www.escomposlinux.org/fserrano/index_190.html</text:p>
      <text:p text:style-name="P17"><text:a xlink:type="simple" xlink:href="https://www.indaloweb.es/sed-comando-de-la-shell-de-linux/" text:style-name="Internet_20_link" text:visited-style-name="Visited_20_Internet_20_Link">https://www.indaloweb.es/sed-comando-de-la-shell-de-linux/</text:a></text:p>
      <text:p text:style-name="P19">https://www.americati.com/doc/sed/sed.html</text:p>
      <text:p text:style-name="P21"/>
      <text:p text:style-name="P78">docker</text:p>
      <text:p text:style-name="P22"><text:a xlink:type="simple" xlink:href="https://aws.amazon.com/es/docker/" text:style-name="Internet_20_link" text:visited-style-name="Visited_20_Internet_20_Link">https://aws.amazon.com/es/docker/</text:a></text:p>
      <text:p text:style-name="P22"/>
      <text:p text:style-name="P79">sublime</text:p>
      <text:p text:style-name="P23"><text:a xlink:type="simple" xlink:href="http://paototix.blogspot.com/2016/09/instalando-sublime-text-3-en-debian-8.html" text:style-name="Internet_20_link" text:visited-style-name="Visited_20_Internet_20_Link">http://paototix.blogspot.com/2016/09/instalando-sublime-text-3-en-debian-8.html</text:a></text:p>
      <text:p text:style-name="P23"/>
      <text:p text:style-name="P80">Librerias Chrome</text:p>
      <text:p text:style-name="P24"><text:a xlink:type="simple" xlink:href="http://mahernandezg.blogspot.com/2014/10/problemas-de-dependencia-entre-chrome-y.html" text:style-name="Internet_20_link" text:visited-style-name="Visited_20_Internet_20_Link">http://mahernandezg.blogspot.com/2014/10/problemas-de-dependencia-entre-chrome-y.html</text:a></text:p>
      <text:p text:style-name="P24"/>
      <text:p text:style-name="P81">Cambiar ip en servidores en debian 7 (de dhcp a estatica)</text:p>
      <text:p text:style-name="P26">https://servidordebian.org/es/jessie/config/network/static_ip</text:p>
      <text:p text:style-name="P25"/>
      <text:p text:style-name="P81"><text:soft-page-break/>Cambiar ip en servidores en <text:span text:style-name="T5">centos</text:span> <text:span text:style-name="T5">6</text:span> (de dhcp a estatica)</text:p>
      <text:p text:style-name="P26"><text:a xlink:type="simple" xlink:href="http://arkandasos.com/noticias/cambiar-direccion-ip/" text:style-name="Internet_20_link" text:visited-style-name="Visited_20_Internet_20_Link">http://arkandasos.com/noticias/cambiar-direccion-ip/</text:a></text:p>
      <text:p text:style-name="P26"/>
      <text:p text:style-name="P27">para centos 6 y 7</text:p>
      <text:p text:style-name="P27"># Generated by dracut initrd</text:p>
      <text:p text:style-name="P27">NAME="eth0"</text:p>
      <text:p text:style-name="P27">HWADDR="52:54:00:12:34:56"</text:p>
      <text:p text:style-name="P27">ONBOOT=yes</text:p>
      <text:p text:style-name="P27">NETBOOT=yes</text:p>
      <text:p text:style-name="P27">UUID="da212705-bea6-48bd-9c6c-f4210806b108"</text:p>
      <text:p text:style-name="P27">IPV6INIT=yes</text:p>
      <text:p text:style-name="P27">BOOTPROTO=static</text:p>
      <text:p text:style-name="P27">IPADDR=172.16.11.51</text:p>
      <text:p text:style-name="P27">NETMASK=255.255.255.0</text:p>
      <text:p text:style-name="P27">GATEWAY=172.16.11.254</text:p>
      <text:p text:style-name="P27">TYPE=Ethernet</text:p>
      <text:p text:style-name="P27"/>
      <text:p text:style-name="P27"/>
      <text:p text:style-name="P82"><text:span text:style-name="T7">Instalar </text:span>NativeScript CLI" junto los paquetes JDK, Node.js y Android JDK.</text:p>
      <text:p text:style-name="P1"/>
      <text:p text:style-name="P32"><text:a xlink:type="simple" xlink:href="https://translate.google.co.ve/translate?hl=es-419&amp;sl=en&amp;u=https://docs.nativescript.org/start/quick-setup&amp;prev=search" text:style-name="Internet_20_link" text:visited-style-name="Visited_20_Internet_20_Link">https://translate.google.co.ve/translate?hl=es-419&amp;sl=en&amp;u=https://docs.nativescript.org/start/quick-setup&amp;prev=search</text:a></text:p>
      <text:p text:style-name="P32"/>
      <text:p text:style-name="P32"/>
      <text:p text:style-name="P83">node debian</text:p>
      <text:p text:style-name="P33"/>
      <text:p text:style-name="P33"><text:a xlink:type="simple" xlink:href="https://nodejs.org/es/download/package-manager/" text:style-name="Internet_20_link" text:visited-style-name="Visited_20_Internet_20_Link">https://nodejs.org/es/download/package-manager/</text:a></text:p>
      <text:p text:style-name="P33"/>
      <text:p text:style-name="P33"/>
      <text:p text:style-name="P34">usuario de github </text:p>
      <text:p text:style-name="P34">eveb1701</text:p>
      <text:p text:style-name="P34"/>
      <text:p text:style-name="P84">Link simbolico</text:p>
      <text:p text:style-name="P35"><text:a xlink:type="simple" xlink:href="https://andalinux.wordpress.com/2008/09/02/manejo-de-enlaces-simbolicos-en-linux/" text:style-name="Internet_20_link" text:visited-style-name="Visited_20_Internet_20_Link">https://andalinux.wordpress.com/2008/09/02/manejo-de-enlaces-simbolicos-en-linux/</text:a></text:p>
      <text:p text:style-name="P35"/>
      <text:p text:style-name="P36">problemas gysmo-u.p2p.dom</text:p>
      <text:p text:style-name="P36"/>
      <text:p text:style-name="P36">981 <text:s/>systemctrl status httpd</text:p>
      <text:p text:style-name="P36"><text:s text:c="2"/>982 <text:s/>systemctl status httpd</text:p>
      <text:p text:style-name="P36"><text:s text:c="2"/>983 <text:s/>systemctl restart httpd</text:p>
      <text:p text:style-name="P36"><text:s text:c="2"/>984 <text:s/>systemctl status httpd</text:p>
      <text:p text:style-name="P36"><text:s text:c="2"/>985 <text:s/>df -h</text:p>
      <text:p text:style-name="P36"><text:s text:c="2"/>986 <text:s/>cd /</text:p>
      <text:p text:style-name="P36"><text:s text:c="2"/>987 <text:s/>ls -la</text:p>
      <text:p text:style-name="P36"><text:s text:c="2"/>988 <text:s/>du -csh home</text:p>
      <text:p text:style-name="P36"><text:s text:c="2"/>989 <text:s/>du -csh tmp</text:p>
      <text:p text:style-name="P36"><text:s text:c="2"/>990 <text:s/>du -csh workdir</text:p>
      <text:p text:style-name="P36"><text:s text:c="2"/>991 <text:s/>du -csh var</text:p>
      <text:p text:style-name="P36"><text:s text:c="2"/>992 <text:s/>du -csh mnt</text:p>
      <text:p text:style-name="P36"><text:soft-page-break/><text:s text:c="2"/>993 <text:s/>cd mn</text:p>
      <text:p text:style-name="P36"><text:s text:c="2"/>994 <text:s/>cd mnt</text:p>
      <text:p text:style-name="P36"><text:s text:c="2"/>995 <text:s/>ls</text:p>
      <text:p text:style-name="P36"><text:s text:c="2"/>996 <text:s/>cd backups</text:p>
      <text:p text:style-name="P36"><text:s text:c="2"/>997 <text:s/>ls</text:p>
      <text:p text:style-name="P36"><text:s text:c="2"/>998 <text:s/>rm -f *</text:p>
      <text:p text:style-name="P36"><text:s text:c="2"/>999 <text:s/>rm -rf *</text:p>
      <text:p text:style-name="P36"><text:s/>1000 <text:s/>df -h</text:p>
      <text:p text:style-name="P36"><text:s/>1001 <text:s/>systemctl restart httpd</text:p>
      <text:p text:style-name="P36"><text:s/>1002 <text:s/>systemctl status httpd</text:p>
      <text:p text:style-name="P36"/>
      <text:p text:style-name="P37"><text:a xlink:type="simple" xlink:href="https://www.ibm.com/support/knowledgecenter/es/POWER7/p7hcgl/showmount.htm" text:style-name="Internet_20_link" text:visited-style-name="Visited_20_Internet_20_Link">https://www.ibm.com/support/knowledgecenter/es/POWER7/p7hcgl/showmount.htm</text:a></text:p>
      <text:p text:style-name="P37"/>
      <text:p text:style-name="P88">gpo chrome</text:p>
      <text:p text:style-name="P38"/>
      <text:p text:style-name="P38"><text:a xlink:type="simple" xlink:href="http://elfosodelsarlacc.blogspot.com/2014/01/controlar-google-chrome-mediante-gpo.html" text:style-name="Internet_20_link" text:visited-style-name="Visited_20_Internet_20_Link">http://elfosodelsarlacc.blogspot.com/2014/01/controlar-google-chrome-mediante-gpo.html</text:a></text:p>
      <text:p text:style-name="P38"/>
      <text:p text:style-name="P89">dbeaver</text:p>
      <text:p text:style-name="P39"/>
      <text:p text:style-name="P39"><text:a xlink:type="simple" xlink:href="http://profesionalesdevenezuela.org.ve/Descargas/Manuales/Informatica/manuales-de-Instalacion/Manual_de%20Instalacion-DBeaver.pdf" text:style-name="Internet_20_link" text:visited-style-name="Visited_20_Internet_20_Link">http://profesionalesdevenezuela.org.ve/Descargas/Manuales/Informatica/manuales-de-Instalacion/Manual_de%20Instalacion-DBeaver.pdf</text:a></text:p>
      <text:p text:style-name="P39"/>
      <text:h text:style-name="P105" text:outline-level="1">Set DNS servers via GPO Server 2012 R2</text:h>
      <text:p text:style-name="P40"><text:a xlink:type="simple" xlink:href="https://www.wincert.net/windows-server/set-dns-servers-via-gpo-server-2012-r2/" text:style-name="Internet_20_link" text:visited-style-name="Visited_20_Internet_20_Link">https://www.wincert.net/windows-server/set-dns-servers-via-gpo-server-2012-r2/</text:a></text:p>
      <text:p text:style-name="P40"/>
      <text:p text:style-name="P40"/>
      <text:p text:style-name="P85">para copiar archivos de un servidor a otro</text:p>
      <text:p text:style-name="P41"/>
      <text:p text:style-name="P41">Crear usuarios</text:p>
      <text:p text:style-name="P41">1. entrar en mi equipo en la carpeta repositorio/infra-ti/Scripts</text:p>
      <text:p text:style-name="P41">dentro de la carpeta abrir creador_usuarios</text:p>
      <text:p text:style-name="P41"/>
      <text:p text:style-name="P41">l<text:span text:style-name="T11">u</text:span>ego hacer la copia desde la consola de mi usuario del script. El usuario que se le crea q es root y la direccion IP donde se hara la copia del archivo seguido de la ruta donde se guardara</text:p>
      <text:p text:style-name="P41"/>
      <text:p text:style-name="P41">scp <text:span text:style-name="T10">makeuserV3.sh</text:span> <text:a xlink:type="simple" xlink:href="mailto:root@172.16.11.130" text:style-name="Internet_20_link" text:visited-style-name="Visited_20_Internet_20_Link">root@172.16.11.130</text:a>:/usr/local/bin</text:p>
      <text:p text:style-name="P41"/>
      <text:p text:style-name="P107">scp-os (para que no pida clave)</text:p>
      <text:p text:style-name="P41"/>
      <text:p text:style-name="P41"/>
      <text:p text:style-name="P41">en la consola del servidor donde se realizo la copia ingresar en la direccion donde se hizo la misma</text:p>
      <text:p text:style-name="P41"/>
      <text:p text:style-name="P41">cd /usr/local/bin</text:p>
      <text:p text:style-name="P41">ls </text:p>
      <text:p text:style-name="P41">y ejecutar el script ./ <text:span text:style-name="T10">makeuserV3.sh</text:span></text:p>
      <text:p text:style-name="P41"/>
      <text:p text:style-name="P42"><text:soft-page-break/>colocar nombre de usuario y de grupo(debe ser igual)</text:p>
      <text:p text:style-name="P42"/>
      <text:p text:style-name="P42">se copia la contraseña que genera ya que se borrara</text:p>
      <text:p text:style-name="P42"/>
      <text:p text:style-name="P42">luego asignar nivel de permiso, si es para telefonia <text:s/>se selecciona 1</text:p>
      <text:p text:style-name="P42"/>
      <text:p text:style-name="P42">reboot en el servidor</text:p>
      <text:p text:style-name="P42"/>
      <text:p text:style-name="P42">ingresamos de nuevo al srv, hacemos cat /etc/passwd, para validar la creacion del usuario </text:p>
      <text:p text:style-name="P42"/>
      <text:p text:style-name="P42">y por ultimo passwd root para hacer cambio de contraseña de root (se coloca la de root predeterminada)</text:p>
      <text:p text:style-name="P42"/>
      <text:p text:style-name="P43"/>
      <text:p text:style-name="P46">SUDOERS</text:p>
      <text:p text:style-name="P43"/>
      <text:p text:style-name="P43">vi/etc/sudoers.d/usuario</text:p>
      <text:p text:style-name="P43"/>
      <text:p text:style-name="P43">usuario <text:s text:c="3"/>ALL=(ALL) <text:s text:c="6"/>NOPASSWD:ALL,<text:span text:style-name="T10"> !/usr/bin/passwd, !/bin/su</text:span></text:p>
      <text:p text:style-name="P43"/>
      <text:p text:style-name="P43">lo que esta en rojo son las limitantes</text:p>
      <text:p text:style-name="P43"/>
      <text:p text:style-name="P43"/>
      <text:p text:style-name="P86">Crear virtual host en Centos7</text:p>
      <text:p text:style-name="P90"/>
      <text:p text:style-name="P91">11,183</text:p>
      <text:p text:style-name="P90">Ingresar en el servidor en el cual se creara el virtual host, después de ingresar ejecutar el siguiente comando:</text:p>
      <text:p text:style-name="P90"/>
      <text:p text:style-name="P90">cd /etc/httpd/conf.d</text:p>
      <text:p text:style-name="P90"/>
      <text:p text:style-name="P90">estando en esta ruta se debe crear un archivo </text:p>
      <text:p text:style-name="P90"/>
      <text:p text:style-name="P92">vi <text:span text:style-name="T10">ejemplo</text:span>.conf </text:p>
      <text:p text:style-name="P92"/>
      <text:p text:style-name="P90">con los siguientes parámetros <text:span text:style-name="T12">(se debe modificar solo lo que esta en rojo, según el DNS a que se desea apuntar</text:span>:</text:p>
      <text:p text:style-name="P92"/>
      <text:p text:style-name="P92">&lt;VirtualHost *:80&gt;</text:p>
      <text:p text:style-name="P92">#DirectoryIndex index.php</text:p>
      <text:p text:style-name="P92"># ServerName gysmoadm.hc.p2p.dom</text:p>
      <text:p text:style-name="P93">ServerName faq.hc.gysmo.dom</text:p>
      <text:p text:style-name="P92"># ServerAlias gysmoadm.hc.p2p.dom</text:p>
      <text:p text:style-name="P93">ServerAlias faq.hc.gysmo.dom</text:p>
      <text:p text:style-name="P92">DocumentRoot /var/www/html/faq</text:p>
      <text:p text:style-name="P93">ErrorLog /var/log/httpd/faqhc-error.log</text:p>
      <text:p text:style-name="P93">CustomLog /var/log/httpd/faqhc-requests.log combined</text:p>
      <text:p text:style-name="P92">&lt;/VirtualHost&gt;</text:p>
      <text:p text:style-name="P90"/>
      <text:p text:style-name="P92">Guarda los cambios y luego debes reiniciar los servicios de apache con el siguiente comando:</text:p>
      <text:p text:style-name="P92"><text:soft-page-break/></text:p>
      <text:p text:style-name="P92">systemctl restart httpd.service</text:p>
      <text:p text:style-name="P92"/>
      <text:p text:style-name="P92"/>
      <text:p text:style-name="P55">NOTA: Se debe realizar la creación del FQDN o nombre de dominio a través del controlador de dominio o servidor DNS principal.</text:p>
      <text:p text:style-name="P55"/>
      <text:p text:style-name="P55"/>
      <text:p text:style-name="P56"><text:span text:style-name="T14">PARA </text:span><text:span text:style-name="T15">BAJAR LOS SERVICIOS DE GYSMO DE MANERA ORDENADA</text:span></text:p>
      <text:p text:style-name="P56"/>
      <text:p text:style-name="P57"/>
      <text:p text:style-name="P57">Ingresar en los ACD y bajar (en el orden)</text:p>
      <text:p text:style-name="P57"/>
      <text:p text:style-name="P57">-<text:span text:style-name="T18">monit</text:span></text:p>
      <text:p text:style-name="P57">/<text:span text:style-name="T18">etc/init.d/</text:span>monit <text:span text:style-name="T18">stop</text:span></text:p>
      <text:p text:style-name="P57"/>
      <text:p text:style-name="P57">-callcenter</text:p>
      <text:p text:style-name="P57">/<text:span text:style-name="T18">etc/init.d/callcenter</text:span> <text:span text:style-name="T18">stop</text:span></text:p>
      <text:p text:style-name="P57"/>
      <text:p text:style-name="P57">loguearme como su – telefonia </text:p>
      <text:p text:style-name="P57"/>
      <text:p text:style-name="P57">bajar asterisk</text:p>
      <text:p text:style-name="P57"/>
      <text:p text:style-name="P57">/<text:span text:style-name="T19">etc/init.d/asterisk stop</text:span></text:p>
      <text:p text:style-name="P57"/>
      <text:p text:style-name="P57">Ingresar en los APL y bajar</text:p>
      <text:p text:style-name="P57"/>
      <text:p text:style-name="P57">-apache</text:p>
      <text:p text:style-name="P57">/<text:span text:style-name="T19">etc/init.d/apache2 stop</text:span></text:p>
      <text:p text:style-name="P57"/>
      <text:p text:style-name="P57">-node-gysmo</text:p>
      <text:p text:style-name="P57"/>
      <text:p text:style-name="P57">/<text:span text:style-name="T19">etc/init.d/node-gysmo stop</text:span></text:p>
      <text:p text:style-name="P57"/>
      <text:p text:style-name="P57"/>
      <text:p text:style-name="P57">Luego de haber bajado los servicios ingreso via ssh 172.29.0.200 ip flotante (para gysmocc) para bajar la bd</text:p>
      <text:p text:style-name="P57"/>
      <text:p text:style-name="P57">ejecutar los siguientes <text:span text:style-name="T20">comandos</text:span>:</text:p>
      <text:p text:style-name="P57"/>
      <text:p text:style-name="P57"/>
      <text:p text:style-name="P57">postgres-p2p-control.sh stopfast <text:s/>(para bajar la bd)</text:p>
      <text:p text:style-name="P57"/>
      <text:p text:style-name="P57">reboot</text:p>
      <text:p text:style-name="P57"/>
      <text:p text:style-name="P57">hacer ping al nodo primario 172.29.0.201, <text:span text:style-name="T19">esperar respuestas</text:span></text:p>
      <text:p text:style-name="P57"/>
      <text:p text:style-name="P57">loguearme de nuevo al srv <text:s/>172.29.0.200</text:p>
      <text:p text:style-name="P57"/>
      <text:p text:style-name="P57"><text:soft-page-break/></text:p>
      <text:p text:style-name="P57">ifconfig </text:p>
      <text:p text:style-name="P57"/>
      <text:p text:style-name="P57">cat /proc/drbd <text:span text:style-name="T21">(para validar sincronizacion)</text:span></text:p>
      <text:p text:style-name="P57"/>
      <text:p text:style-name="P56">postgres-p2p-control.sh status</text:p>
      <text:p text:style-name="P56"/>
      <text:p text:style-name="P56"/>
      <text:p text:style-name="P56">Ingresar a los ACD, Loguearme como su – telefonia, SUBIR</text:p>
      <text:p text:style-name="P56"/>
      <text:p text:style-name="P56">-asterisk</text:p>
      <text:p text:style-name="P56">/<text:span text:style-name="T19">etc/init.d/asterisk start</text:span></text:p>
      <text:p text:style-name="P56"/>
      <text:p text:style-name="P56">salir de su telefonia</text:p>
      <text:p text:style-name="P56"/>
      <text:p text:style-name="P56">subir callcenter</text:p>
      <text:p text:style-name="P56">/<text:span text:style-name="T19">etc/init.d/callcenter start</text:span></text:p>
      <text:p text:style-name="P56"/>
      <text:p text:style-name="P56"/>
      <text:p text:style-name="P56">ingresar a los APL , SUBIR</text:p>
      <text:p text:style-name="P56"/>
      <text:p text:style-name="P56">-apache</text:p>
      <text:p text:style-name="P57">/<text:span text:style-name="T19">etc/init.d/apache2 start</text:span></text:p>
      <text:p text:style-name="P56"/>
      <text:p text:style-name="P56"><text:s/>-node (en los APL que lo <text:span text:style-name="T22">Tengan</text:span>)</text:p>
      <text:p text:style-name="P57">/<text:span text:style-name="T19">etc/init.d/node-gysmo start</text:span></text:p>
      <text:p text:style-name="P57"/>
      <text:p text:style-name="P57"/>
      <text:p text:style-name="P57"/>
      <text:p text:style-name="P47">como comprimir y descomprimir archivos</text:p>
      <text:p text:style-name="P58"/>
      <text:p text:style-name="P58"><text:a xlink:type="simple" xlink:href="https://linuxzone.es/metodos-de-compresion-y-descompresion-en-linux/" text:style-name="Internet_20_link" text:visited-style-name="Visited_20_Internet_20_Link">https://linuxzone.es/metodos-de-compresion-y-descompresion-en-linux/</text:a></text:p>
      <text:p text:style-name="P58"/>
      <text:p text:style-name="P94">tar -xzvf archivo.tar.gz <text:span text:style-name="T23">para descomprimir</text:span></text:p>
      <text:p text:style-name="P58"/>
      <text:p text:style-name="P58"/>
      <text:p text:style-name="P48">como copiar un archivo</text:p>
      <text:p text:style-name="P44"/>
      <text:p text:style-name="P98"><text:span text:style-name="Source_20_Text">cp directorio/ ruta_de_destino/nombre_copia</text:span></text:p>
      <text:p text:style-name="P98"/>
      <text:p text:style-name="P98"><text:span text:style-name="Source_20_Text">cp -r directorio/ ruta_de_destino/nombre_copia (PARA COPIAR CARPETA)</text:span></text:p>
      <text:p text:style-name="P98"/>
      <text:p text:style-name="P98"/>
      <text:p text:style-name="P98"/>
      <text:p text:style-name="P99">para dar permiso <text:s/>a un archivo o carpeta</text:p>
      <text:p text:style-name="P100"/>
      <text:p text:style-name="P98"><text:span text:style-name="T13">chmod 777 nombre_de_carpeta</text:span> </text:p>
      <text:p text:style-name="P98"><text:span text:style-name="Source_20_Text"/></text:p>
      <text:p text:style-name="P44"/>
      <text:p text:style-name="P59"><text:span text:style-name="T16">C</text:span><text:span text:style-name="T14">omo mover una llamada a </text:span><text:span text:style-name="T17">de producción a calidad</text:span></text:p>
      <text:p text:style-name="P59"><text:soft-page-break/></text:p>
      <text:p text:style-name="P60">Entrar via ssh al 172.16.17.1</text:p>
      <text:p text:style-name="P60"/>
      <text:p text:style-name="P61">Ingresar en la carpeta donde se guardan las llamadas</text:p>
      <text:p text:style-name="P60"/>
      <text:p text:style-name="P61">cd /mnt/asterisk01/</text:p>
      <text:p text:style-name="P61"/>
      <text:p text:style-name="P61">buscar la campaña </text:p>
      <text:p text:style-name="P61"/>
      <text:p text:style-name="P61">cd banesco/</text:p>
      <text:p text:style-name="P61"/>
      <text:p text:style-name="P61">ingresar a telefonia</text:p>
      <text:p text:style-name="P61"/>
      <text:p text:style-name="P61">cd /telefonia/llamadas</text:p>
      <text:p text:style-name="P61"/>
      <text:p text:style-name="P61">buscar el año/mes/dia de la llamada que se desea copiar</text:p>
      <text:p text:style-name="P61"/>
      <text:p text:style-name="P61">cd 2017/08/10</text:p>
      <text:p text:style-name="P61"/>
      <text:p text:style-name="P62">hacer ls y desplegara todas las llamadas de la fecha. Para ubicar una llamada en especifico se debe ejecutar el siguiente comando </text:p>
      <text:p text:style-name="P62"/>
      <text:p text:style-name="P62">ls -l <text:span text:style-name="T10">2017-08-07_12-40-23_63103.gsm</text:span></text:p>
      <text:p text:style-name="P62"/>
      <text:p text:style-name="P62">si no se logra conseguir la llamada de esta manera ejecutarlo con *</text:p>
      <text:p text:style-name="P62"/>
      <text:p text:style-name="P62">ls -l <text:span text:style-name="T10">2017-08-07_12-40-23_63103.gsm</text:span> .*</text:p>
      <text:p text:style-name="P62"/>
      <text:p text:style-name="P62">luego utilizar el comando para copiar de un servidor a otro.: nombre de archivo/usuario/ip/ruta</text:p>
      <text:p text:style-name="P62"/>
      <text:p text:style-name="P62"/>
      <text:p text:style-name="P62">scp 2<text:span text:style-name="T10">017-08-07_12-40-23_63103.gsm</text:span> <text:a xlink:type="simple" xlink:href="mailto:root@172.16.10.107" text:style-name="Internet_20_link" text:visited-style-name="Visited_20_Internet_20_Link">root@172.16.10.107</text:a>:/mnt/asterisk01/llamadas/2017/08/07</text:p>
      <text:p text:style-name="P62"/>
      <text:p text:style-name="P62"/>
      <text:p text:style-name="P62"/>
      <text:p text:style-name="P49">Crear virtual host en <text:span text:style-name="T24">Debian</text:span></text:p>
      <text:p text:style-name="P49"/>
      <text:p text:style-name="P50"/>
      <text:p text:style-name="P63"><text:span text:style-name="T25">I</text:span>ngresar al srv via ssh (ejemplo 172.16.11.183: Servidor de mercadeo)</text:p>
      <text:p text:style-name="P63"/>
      <text:p text:style-name="P63">entrar en apache</text:p>
      <text:p text:style-name="P63"/>
      <text:p text:style-name="P63">cd /etc/apache2/sites-available/</text:p>
      <text:p text:style-name="P63"/>
      <text:p text:style-name="P64">estando en esta ruta se debe crear un archivo </text:p>
      <text:p text:style-name="P64"/>
      <text:p text:style-name="P63">vi blogct</text:p>
      <text:p text:style-name="P63"/>
      <text:p text:style-name="P64">con los siguientes parámetros <text:span text:style-name="T12">(se debe modificar solo lo que esta en rojo)</text:span></text:p>
      <text:p text:style-name="P64"><text:soft-page-break/></text:p>
      <text:p text:style-name="P63">&lt;VirtualHost *:80&gt;</text:p>
      <text:p text:style-name="P63"><text:s text:c="8"/>ServerAdmin webmaster@localhost</text:p>
      <text:p text:style-name="P63"/>
      <text:p text:style-name="P63"><text:s text:c="8"/>DocumentRoot /var/www/blogct</text:p>
      <text:p text:style-name="P63"><text:s text:c="8"/>ServerName <text:span text:style-name="T10">blogct.hc.p2p.dom</text:span></text:p>
      <text:p text:style-name="P63"/>
      <text:p text:style-name="P63"><text:s text:c="8"/>&lt;Directory /&gt;</text:p>
      <text:p text:style-name="P63"><text:s text:c="16"/>Options -Indexes FollowSymLinks</text:p>
      <text:p text:style-name="P63"><text:s text:c="16"/>AllowOverride None</text:p>
      <text:p text:style-name="P63"><text:s text:c="8"/>&lt;/Directory&gt;</text:p>
      <text:p text:style-name="P63"><text:s text:c="8"/>&lt;Directory /var/www/<text:span text:style-name="T10">blogct</text:span>/&gt;</text:p>
      <text:p text:style-name="P63"><text:s text:c="16"/>Options -Indexes FollowSymLinks MultiViews</text:p>
      <text:p text:style-name="P63"><text:s text:c="16"/>AllowOverride None</text:p>
      <text:p text:style-name="P63"><text:s text:c="16"/>Order allow,deny</text:p>
      <text:p text:style-name="P63"><text:s text:c="16"/>allow from all</text:p>
      <text:p text:style-name="P63"><text:s text:c="8"/>&lt;/Directory&gt;</text:p>
      <text:p text:style-name="P63"/>
      <text:p text:style-name="P63"><text:s text:c="8"/>ScriptAlias /cgi-bin/ /usr/lib/cgi-bin/</text:p>
      <text:p text:style-name="P63"><text:s text:c="8"/>&lt;Directory "/usr/lib/cgi-bin"&gt;</text:p>
      <text:p text:style-name="P63"><text:s text:c="16"/>AllowOverride None</text:p>
      <text:p text:style-name="P63"><text:s text:c="16"/>Options +ExecCGI -MultiViews +SymLinksIfOwnerMatch</text:p>
      <text:p text:style-name="P63"><text:s text:c="16"/>Order allow,deny</text:p>
      <text:p text:style-name="P63"><text:s text:c="16"/>Allow from all</text:p>
      <text:p text:style-name="P63"><text:s text:c="8"/>&lt;/Directory&gt;</text:p>
      <text:p text:style-name="P63"/>
      <text:p text:style-name="P63"><text:s text:c="8"/>ErrorLog ${APACHE_LOG_DIR}/<text:span text:style-name="T10">blogct</text:span>-error.log</text:p>
      <text:p text:style-name="P63"/>
      <text:p text:style-name="P63"><text:s text:c="8"/># Possible values include: debug, info, notice, warn, error, crit,</text:p>
      <text:p text:style-name="P63"><text:s text:c="8"/># alert, emerg.</text:p>
      <text:p text:style-name="P63"><text:s text:c="8"/>LogLevel warn</text:p>
      <text:p text:style-name="P63"/>
      <text:p text:style-name="P63"><text:s text:c="8"/>CustomLog ${APACHE_LOG_DIR}/<text:span text:style-name="T10">blogct</text:span>-access.log combined</text:p>
      <text:p text:style-name="P63">&lt;/VirtualHost&gt;</text:p>
      <text:p text:style-name="P63"/>
      <text:p text:style-name="P65">Guardar los cambios </text:p>
      <text:p text:style-name="P65"/>
      <text:p text:style-name="P65">a2ensite blogct (para habilitar el virtual host en apache)</text:p>
      <text:p text:style-name="P65"/>
      <text:p text:style-name="P65">luego reinciar el apache</text:p>
      <text:p text:style-name="P65"/>
      <text:p text:style-name="P65">/etc/init.d/apache2 reload</text:p>
      <text:p text:style-name="P65"/>
      <text:p text:style-name="P65">Realizar las pruebas en el navegador</text:p>
      <text:p text:style-name="P65"/>
      <text:p text:style-name="P65"/>
      <text:p text:style-name="P51">crea index en servidores</text:p>
      <text:p text:style-name="P66"/>
      <text:p text:style-name="P66">Ingresar en cd /var/www/html</text:p>
      <text:p text:style-name="P66"><text:soft-page-break/></text:p>
      <text:p text:style-name="P66">vi index.html</text:p>
      <text:p text:style-name="P66"/>
      <text:p text:style-name="P66"/>
      <text:p text:style-name="P63"/>
      <text:p text:style-name="P63"/>
      <text:p text:style-name="P62"/>
      <text:p text:style-name="P62"/>
      <text:p text:style-name="P52">Para contar la cantidad de archivos en una carpeta</text:p>
      <text:p text:style-name="P67"/>
      <text:p text:style-name="P67">ls | wc -l</text:p>
      <text:p text:style-name="P67"/>
      <text:p text:style-name="P67"/>
      <text:p text:style-name="P52"><text:span text:style-name="T26">P</text:span>ara ver los filesystem</text:p>
      <text:p text:style-name="P67"/>
      <text:p text:style-name="P67">df -h</text:p>
      <text:p text:style-name="P67"/>
      <text:p text:style-name="P62"/>
      <text:p text:style-name="P53">Realizar cambio de contraseña en Postgres</text:p>
      <text:p text:style-name="P68"/>
      <text:p text:style-name="P68">passwd postgres</text:p>
      <text:p text:style-name="P62"/>
      <text:p text:style-name="P62"/>
      <text:p text:style-name="P54">Como hacer Crontab</text:p>
      <text:p text:style-name="P69"/>
      <text:p text:style-name="P69">https://blog.desdelinux.net/cron-crontab-explicados/</text:p>
      <text:p text:style-name="P61"/>
      <text:p text:style-name="P70">para realizar crontab <text:span text:style-name="T27">se debe ingresar </text:span></text:p>
      <text:p text:style-name="P70"/>
      <text:p text:style-name="P71">cd /etc/cron.d</text:p>
      <text:p text:style-name="P71"/>
      <text:p text:style-name="P71">alli utilizando vi se debe colocar el crontab</text:p>
      <text:p text:style-name="P71"/>
      <text:p text:style-name="P71">vi conprueba</text:p>
      <text:p text:style-name="P71"/>
      <text:p text:style-name="P71">*/1 * * * * root /usr/local/bin/prueba.sh</text:p>
      <text:p text:style-name="P71"/>
      <text:p text:style-name="P71">m h m d usuario ruta donde esta el script</text:p>
      <text:p text:style-name="P60"/>
      <text:p text:style-name="P71">minutos horas mes dia </text:p>
      <text:p text:style-name="P71"/>
      <text:p text:style-name="P71">guardar y automaticamente comenzara a ejecutarse</text:p>
      <text:p text:style-name="P71"/>
      <text:p text:style-name="P71"/>
      <text:p text:style-name="P71"/>
      <text:p text:style-name="P109">proyectos-infra</text:p>
      <text:p text:style-name="P109"/>
      <text:p text:style-name="P109">Caracas2525++</text:p>
      <text:p text:style-name="P71"/>
      <text:p text:style-name="P71"><text:soft-page-break/></text:p>
      <text:p text:style-name="P71">Buenos días<text:line-break/><text:line-break/>Solicito de su apoyo, para realizar movimiento del usuario, para el contenedor de Gysmo, ya que a partir de hoy estará iniciando actividades en la organización<text:line-break/><text:line-break/>Area de Desarrollo (Donde se encuentra Hector Gonzalez)<text:line-break/>Nombre: Gabriel Rafael Morales Hernandez<text:line-break/>Usuario:gmorales<text:line-break/><text:line-break/>Se requiere actualizar el usuario del fortinet (perfil de Desarrollador) y agregarla a la lista de distribucion de correo Gysmo<text:line-break/><text:line-break/>Gracias por el apoyo!</text:p>
      <text:p text:style-name="P59"/>
      <text:p text:style-name="P59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tillium" svg:font-family="Titillium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Blanco</meta:initial-creator>
    <meta:creation-date>2017-02-20T10:09:23.535862868</meta:creation-date>
    <dc:date>2017-09-01T17:10:09.212759475</dc:date>
    <dc:creator>Evelyn blanco</dc:creator>
    <meta:editing-duration>P57DT6H6M39S</meta:editing-duration>
    <meta:editing-cycles>53</meta:editing-cycles>
    <meta:generator>LibreOffice/4.3.3.2$Linux_X86_64 LibreOffice_project/430m0$Build-2</meta:generator>
    <meta:document-statistic meta:table-count="0" meta:image-count="0" meta:object-count="0" meta:page-count="11" meta:paragraph-count="265" meta:word-count="1199" meta:character-count="10684" meta:non-whitespace-character-count="9366"/>
  </office:meta>
</office:document-meta>
</file>